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, 'Times New Roman'" style:font-family-generic="roman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'Arial Unicode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style:page-number="auto"/>
    </style:style>
    <style:style style:name="P2" style:family="paragraph" style:parent-style-name="Párrafo_20_de_20_lista" style:list-style-name="WW8Num1"/>
    <style:style style:name="P3" style:family="paragraph" style:parent-style-name="Párrafo_20_de_20_lista" style:list-style-name="WW8Num1">
      <style:text-properties fo:background-color="#c0c0c0"/>
    </style:style>
    <style:style style:name="P4" style:family="paragraph" style:parent-style-name="Párrafo_20_de_20_lista" style:list-style-name="WW8Num1">
      <style:text-properties fo:background-color="#ffff00"/>
    </style:style>
    <style:style style:name="P5" style:family="paragraph" style:parent-style-name="Párrafo_20_de_20_lista" style:list-style-name="WW8Num1">
      <style:text-properties fo:background-color="#ff00ff"/>
    </style:style>
    <style:style style:name="P6" style:family="paragraph" style:parent-style-name="Párrafo_20_de_20_lista" style:list-style-name="WW8Num1">
      <style:text-properties fo:background-color="#808000"/>
    </style:style>
    <style:style style:name="T1" style:family="text">
      <style:text-properties style:font-name-asian="Cambria"/>
    </style:style>
    <style:style style:name="T2" style:family="text">
      <style:text-properties style:font-name-asian="Calibri"/>
    </style:style>
    <style:style style:name="T3" style:family="text">
      <style:text-properties fo:background-color="#c0c0c0"/>
    </style:style>
    <style:style style:name="T4" style:family="text">
      <style:text-properties fo:background-color="#c0c0c0" style:font-name-asian="Calibri"/>
    </style:style>
    <style:style style:name="T5" style:family="text">
      <style:text-properties fo:background-color="#ffff00"/>
    </style:style>
    <style:style style:name="T6" style:family="text">
      <style:text-properties fo:background-color="#ffff00" style:font-name-asian="Calibri"/>
    </style:style>
    <style:style style:name="T7" style:family="text">
      <style:text-properties fo:background-color="#ff0000"/>
    </style:style>
    <style:style style:name="T8" style:family="text">
      <style:text-properties fo:background-color="#ff0000" style:font-name-asian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lles<text:span text:style-name="T1"> </text:span>a<text:span text:style-name="T1"> </text:span>arreglar</text:p>
      <text:list xml:id="list698723424" text:style-name="WW8Num1">
        <text:list-item>
          <text:p text:style-name="P3">Crear<text:span text:style-name="T2"> </text:span>y<text:span text:style-name="T2"> </text:span>lanzar<text:span text:style-name="T2"> </text:span>acepción<text:span text:style-name="T2"> </text:span>en<text:span text:style-name="T2"> </text:span>estos<text:span text:style-name="T2"> </text:span>casos<text:span text:style-name="T2"> </text:span>de<text:span text:style-name="T2"> </text:span>base<text:span text:style-name="T2"> </text:span>de<text:span text:style-name="T2"> </text:span>datos<text:span text:style-name="T2"> </text:span>(NO<text:span text:style-name="T2"> </text:span>INDISPENSABLE)</text:p>
        </text:list-item>
        <text:list-item>
          <text:p text:style-name="P2"><text:span text:style-name="T3">La</text:span><text:span text:style-name="T4"> </text:span><text:span text:style-name="T3">casilla</text:span><text:span text:style-name="T4"> </text:span><text:span text:style-name="T3">de</text:span><text:span text:style-name="T4"> </text:span><text:span text:style-name="T3">código</text:span><text:span text:style-name="T4"> </text:span><text:span text:style-name="T3">de</text:span><text:span text:style-name="T4"> </text:span><text:span text:style-name="T3">barra</text:span><text:span text:style-name="T4"> </text:span><text:span text:style-name="T3">ver</text:span><text:span text:style-name="T4"> </text:span><text:span text:style-name="T3">cómo</text:span><text:span text:style-name="T4"> </text:span><text:span text:style-name="T3">se</text:span><text:span text:style-name="T4"> </text:span><text:span text:style-name="T3">puede</text:span><text:span text:style-name="T4"> </text:span><text:span text:style-name="T3">hacer</text:span><text:span text:style-name="T4"> </text:span><text:span text:style-name="T3">para</text:span><text:span text:style-name="T4"> </text:span><text:span text:style-name="T3">que</text:span><text:span text:style-name="T4"> </text:span><text:span text:style-name="T3">solo</text:span><text:span text:style-name="T4"> </text:span><text:span text:style-name="T3">acepte</text:span><text:span text:style-name="T4"> </text:span><text:span text:style-name="T3">números</text:span><text:span text:style-name="T4"> </text:span><text:span text:style-name="T3">y</text:span><text:span text:style-name="T4"> </text:span><text:span text:style-name="T3">cadena</text:span><text:span text:style-name="T4"> </text:span><text:span text:style-name="T3">nula</text:span><text:span text:style-name="T4"> “</text:span></text:p>
        </text:list-item>
        <text:list-item>
          <text:p text:style-name="P4">Revisar<text:span text:style-name="T2"> </text:span>el<text:span text:style-name="T2"> </text:span>cambio<text:span text:style-name="T2"> </text:span>de<text:span text:style-name="T2"> </text:span>moneda</text:p>
        </text:list-item>
        <text:list-item>
          <text:p text:style-name="P2"><text:span text:style-name="T5">Arreglar</text:span><text:span text:style-name="T6"> </text:span><text:span text:style-name="T5">el</text:span><text:span text:style-name="T6"> </text:span><text:span text:style-name="T5">inicializador</text:span><text:span text:style-name="T6"> </text:span><text:span text:style-name="T5">de</text:span><text:span text:style-name="T6"> </text:span><text:span text:style-name="T5">ModeljTabPersona</text:span></text:p>
        </text:list-item>
        <text:list-item>
          <text:p text:style-name="P2"><text:span text:style-name="T5">Podes</text:span><text:span text:style-name="T6"> </text:span><text:span text:style-name="T5">eliminar</text:span><text:span text:style-name="T6"> </text:span><text:span text:style-name="T5">barios</text:span><text:span text:style-name="T6"> </text:span><text:span text:style-name="T5">producto</text:span><text:span text:style-name="T6"> </text:span><text:span text:style-name="T5">al</text:span><text:span text:style-name="T6"> </text:span><text:span text:style-name="T5">mismo</text:span><text:span text:style-name="T6"> </text:span><text:span text:style-name="T5">tiempo</text:span><text:span text:style-name="T6"> </text:span><text:span text:style-name="T5">en</text:span><text:span text:style-name="T6"> </text:span><text:span text:style-name="T5">el</text:span><text:span text:style-name="T6"> </text:span><text:span text:style-name="T5">for</text:span><text:span text:style-name="T6"> </text:span><text:span text:style-name="T5">modificar</text:span><text:span text:style-name="T6"> </text:span><text:span text:style-name="T5">subP</text:span></text:p>
        </text:list-item>
        <text:list-item>
          <text:p text:style-name="P5">Areglar<text:span text:style-name="T2"> </text:span>los<text:span text:style-name="T2"> </text:span>botones<text:span text:style-name="T2"> </text:span>agregar<text:span text:style-name="T2"> <text:s/></text:span>listar<text:span text:style-name="T2"> </text:span>en<text:span text:style-name="T2"> </text:span>el<text:span text:style-name="T2"> </text:span>Frm_Prodcuto</text:p>
        </text:list-item>
        <text:list-item>
          <text:p text:style-name="P4">Ver<text:span text:style-name="T2"> </text:span>como<text:span text:style-name="T2"> </text:span>se<text:span text:style-name="T2"> </text:span>ba<text:span text:style-name="T2"> </text:span>a<text:span text:style-name="T2"> </text:span>arreglar<text:span text:style-name="T2"> </text:span>la<text:span text:style-name="T2"> </text:span>fecha<text:span text:style-name="T2"> </text:span>de<text:span text:style-name="T2"> </text:span>pago<text:span text:style-name="T2"> </text:span>de<text:span text:style-name="T2"> </text:span>los<text:span text:style-name="T2"> </text:span>clientes<text:span text:style-name="T2"> </text:span>por<text:span text:style-name="T2"> </text:span>la<text:span text:style-name="T2"> </text:span>realidad<text:span text:style-name="T2"> </text:span>del<text:span text:style-name="T2"> </text:span>pampita</text:p>
        </text:list-item>
        <text:list-item>
          <text:p text:style-name="P3">Terminar<text:span text:style-name="T2"> </text:span>de<text:span text:style-name="T2"> </text:span>Areglar<text:span text:style-name="T2"> </text:span>el<text:span text:style-name="T2"> </text:span>filtrar<text:span text:style-name="T2"> </text:span>por<text:span text:style-name="T2"> </text:span>código<text:span text:style-name="T2"> </text:span>para<text:span text:style-name="T2"> </text:span>la<text:span text:style-name="T2"> </text:span>versión<text:span text:style-name="T2"> </text:span>demo<text:span text:style-name="T2"> </text:span></text:p>
        </text:list-item>
        <text:list-item>
          <text:p text:style-name="P5">Hacer<text:span text:style-name="T2"> </text:span>que<text:span text:style-name="T2"> </text:span>seleccine<text:span text:style-name="T2"> </text:span>todo<text:span text:style-name="T2"> </text:span>en<text:span text:style-name="T2"> </text:span>los<text:span text:style-name="T2"> </text:span>capos<text:span text:style-name="T2"> </text:span>de<text:span text:style-name="T2"> </text:span>estritura<text:span text:style-name="T2"> </text:span>el<text:span text:style-name="T2"> </text:span>formulario<text:span text:style-name="T2"> </text:span>alta<text:span text:style-name="T2"> </text:span>contacto</text:p>
        </text:list-item>
        <text:list-item>
          <text:p text:style-name="P4">Arreglar<text:span text:style-name="T2"> </text:span>el<text:span text:style-name="T2"> </text:span>tema<text:span text:style-name="T2"> </text:span>de<text:span text:style-name="T2"> </text:span>Fecha<text:span text:style-name="T2"> </text:span>de<text:span text:style-name="T2"> </text:span>pago<text:span text:style-name="T2"> </text:span>en<text:span text:style-name="T2"> </text:span>Personal</text:p>
        </text:list-item>
        <text:list-item>
          <text:p text:style-name="P4">Arreglar<text:span text:style-name="T2"> </text:span>el<text:span text:style-name="T2"> </text:span>tema<text:span text:style-name="T2"> </text:span>de<text:span text:style-name="T2"> </text:span>los<text:span text:style-name="T2"> </text:span>mensajes<text:span text:style-name="T2"> </text:span>en<text:span text:style-name="T2"> </text:span>persona<text:span text:style-name="T2"> </text:span></text:p>
        </text:list-item>
        <text:list-item>
          <text:p text:style-name="P5">Terminar<text:span text:style-name="T2"> </text:span>con<text:span text:style-name="T2"> </text:span>el<text:span text:style-name="T2"> </text:span>tema<text:span text:style-name="T2"> </text:span>de<text:span text:style-name="T2"> </text:span>moneda<text:span text:style-name="T2"> </text:span></text:p>
        </text:list-item>
        <text:list-item>
          <text:p text:style-name="P4">Terminar<text:span text:style-name="T2"> </text:span>el<text:span text:style-name="T2"> </text:span>método<text:span text:style-name="T2"> </text:span>update<text:span text:style-name="T2"> </text:span>en<text:span text:style-name="T2"> </text:span>el<text:span text:style-name="T2"> </text:span>ModeljTabSaldo</text:p>
        </text:list-item>
        <text:list-item>
          <text:p text:style-name="P5">No<text:span text:style-name="T2"> </text:span>permitir<text:span text:style-name="T2"> </text:span>2<text:span text:style-name="T2"> </text:span>numero<text:span text:style-name="T2"> </text:span>y<text:span text:style-name="T2"> </text:span>tipo<text:span text:style-name="T2"> </text:span>de<text:span text:style-name="T2"> </text:span>documento<text:span text:style-name="T2"> </text:span>igales<text:span text:style-name="T2"> </text:span>en<text:span text:style-name="T2"> </text:span>persoana.<text:span text:style-name="T8"> </text:span></text:p>
        </text:list-item>
        <text:list-item>
          <text:p text:style-name="P4">Ber<text:span text:style-name="T2"> </text:span>porque<text:span text:style-name="T2"> </text:span>si<text:span text:style-name="T2"> </text:span>pongo<text:span text:style-name="T2"> </text:span>0<text:span text:style-name="T2"> </text:span>al<text:span text:style-name="T2"> </text:span>principio<text:span text:style-name="T2"> </text:span>de<text:span text:style-name="T2"> </text:span>un<text:span text:style-name="T2"> </text:span>filtro<text:span text:style-name="T2"> </text:span>de<text:span text:style-name="T2"> </text:span>código<text:span text:style-name="T2"> </text:span>de<text:span text:style-name="T2"> </text:span>arra<text:span text:style-name="T2"> </text:span>no<text:span text:style-name="T2"> </text:span>me<text:span text:style-name="T2"> </text:span>lo<text:span text:style-name="T2"> </text:span>toma</text:p>
        </text:list-item>
        <text:list-item>
          <text:p text:style-name="P2"><text:span text:style-name="T5">Crear</text:span><text:span text:style-name="T6"> </text:span><text:span text:style-name="T5">un</text:span><text:span text:style-name="T6"> </text:span><text:span text:style-name="T5">fuction</text:span><text:span text:style-name="T6"> </text:span><text:span text:style-name="T5">de</text:span><text:span text:style-name="T6"> </text:span><text:span text:style-name="T5">base</text:span><text:span text:style-name="T6"> </text:span><text:span text:style-name="T5">de</text:span><text:span text:style-name="T6"> </text:span><text:span text:style-name="T5">datos</text:span><text:span text:style-name="T6"> </text:span><text:span text:style-name="T5">para</text:span><text:span text:style-name="T6"> </text:span><text:span text:style-name="T5">dar</text:span><text:span text:style-name="T6"> </text:span><text:span text:style-name="T5">de</text:span><text:span text:style-name="T6"> </text:span><text:span text:style-name="T5">alta</text:span><text:span text:style-name="T6"> </text:span><text:span text:style-name="T5">los</text:span><text:span text:style-name="T6"> </text:span><text:span text:style-name="T5">movimeintos</text:span><text:span text:style-name="T6"> </text:span><text:span text:style-name="T5">y</text:span><text:span text:style-name="T6"> </text:span><text:span text:style-name="T5">que</text:span><text:span text:style-name="T6"> </text:span><text:span text:style-name="T5">asi</text:span><text:span text:style-name="T6"> </text:span><text:span text:style-name="T5">me</text:span><text:span text:style-name="T6"> </text:span><text:span text:style-name="T5">retorne</text:span><text:span text:style-name="T6"> </text:span><text:span text:style-name="T5">el</text:span><text:span text:style-name="T6"> </text:span><text:span text:style-name="T5">numero</text:span><text:span text:style-name="T6"> </text:span><text:span text:style-name="T5">de</text:span><text:span text:style-name="T6"> </text:span><text:span text:style-name="T5">movimiento</text:span><text:span text:style-name="T6"> </text:span><text:span text:style-name="T5">y</text:span><text:span text:style-name="T6"> </text:span><text:span text:style-name="T5">conservar</text:span><text:span text:style-name="T6"> </text:span><text:span text:style-name="T5">la</text:span><text:span text:style-name="T6"> </text:span><text:span text:style-name="T5">capasediad</text:span><text:span text:style-name="T6"> </text:span><text:span text:style-name="T5">de</text:span><text:span text:style-name="T6"> </text:span><text:span text:style-name="T5">alta</text:span><text:span text:style-name="T6"> </text:span><text:span text:style-name="T5">de</text:span><text:span text:style-name="T6"> </text:span><text:span text:style-name="T5">movimiento</text:span><text:span text:style-name="T6"> </text:span><text:span text:style-name="T5">hacer</text:span><text:span text:style-name="T6"> </text:span><text:span text:style-name="T5">lo</text:span><text:span text:style-name="T6"> </text:span><text:span text:style-name="T5">mismo</text:span><text:span text:style-name="T6"> </text:span><text:span text:style-name="T5">para</text:span><text:span text:style-name="T6"> <text:s/></text:span><text:span text:style-name="T5">categoría</text:span></text:p>
        </text:list-item>
        <text:list-item>
          <text:p text:style-name="P2"><text:span text:style-name="T5">Minimizar</text:span><text:span text:style-name="T6"> </text:span><text:span text:style-name="T5">la</text:span><text:span text:style-name="T6"> </text:span><text:span text:style-name="T5">sobrecarga</text:span><text:span text:style-name="T6"> </text:span><text:span text:style-name="T5">de</text:span><text:span text:style-name="T6"> </text:span><text:span text:style-name="T5">elementos</text:span><text:span text:style-name="T6"> </text:span><text:span text:style-name="T5">a</text:span><text:span text:style-name="T6"> </text:span><text:span text:style-name="T5">memoria</text:span><text:span text:style-name="T6"> </text:span><text:span text:style-name="T5">para</text:span><text:span text:style-name="T6"> </text:span><text:span text:style-name="T5">una</text:span><text:span text:style-name="T6"> </text:span><text:span text:style-name="T5">mejor</text:span><text:span text:style-name="T6"> </text:span><text:span text:style-name="T5">velocidad</text:span><text:span text:style-name="T6"> </text:span><text:span text:style-name="T5">a</text:span><text:span text:style-name="T6"> </text:span><text:span text:style-name="T5">la</text:span><text:span text:style-name="T6"> </text:span><text:span text:style-name="T5">hora</text:span><text:span text:style-name="T6"> </text:span><text:span text:style-name="T5">de</text:span><text:span text:style-name="T6"> </text:span><text:span text:style-name="T5">la</text:span><text:span text:style-name="T6"> </text:span><text:span text:style-name="T5">base</text:span><text:span text:style-name="T6"> </text:span><text:span text:style-name="T5">de</text:span><text:span text:style-name="T6"> </text:span><text:span text:style-name="T5">datos</text:span><text:span text:style-name="T6"> </text:span><text:span text:style-name="T5">por</text:span><text:span text:style-name="T6"> </text:span><text:span text:style-name="T5">internet.</text:span></text:p>
        </text:list-item>
        <text:list-item>
          <text:p text:style-name="P2"><text:span text:style-name="T5">Tipiar</text:span><text:span text:style-name="T6"> </text:span><text:span text:style-name="T5">los</text:span><text:span text:style-name="T6"> </text:span><text:span text:style-name="T5">totales</text:span><text:span text:style-name="T6"> </text:span><text:span text:style-name="T5">de</text:span><text:span text:style-name="T6"> </text:span><text:span text:style-name="T5">línea</text:span><text:span text:style-name="T6"> </text:span><text:span text:style-name="T5">de</text:span><text:span text:style-name="T6"> </text:span><text:span text:style-name="T5">factura</text:span><text:span text:style-name="T6"> </text:span><text:span text:style-name="T5">y</text:span><text:span text:style-name="T6"> </text:span><text:span text:style-name="T5">colocar</text:span><text:span text:style-name="T6"> </text:span><text:span text:style-name="T5">iva</text:span><text:span text:style-name="T6"> </text:span><text:span text:style-name="T5">tasa</text:span><text:span text:style-name="T6"> </text:span><text:span text:style-name="T5">básica</text:span><text:span text:style-name="T6"> </text:span><text:span text:style-name="T5">y</text:span><text:span text:style-name="T6"> </text:span><text:span text:style-name="T5">tasa</text:span><text:span text:style-name="T6"> </text:span><text:span text:style-name="T5">minima</text:span></text:p>
        </text:list-item>
        <text:list-item>
          <text:p text:style-name="P4">Reparar<text:span text:style-name="T2"> </text:span>Secuencia<text:span text:style-name="T2"> </text:span>de<text:span text:style-name="T2"> </text:span>tabulación<text:span text:style-name="T2"> </text:span>de<text:span text:style-name="T2"> </text:span>persona</text:p>
        </text:list-item>
        <text:list-item>
          <text:p text:style-name="P4">Agregar<text:span text:style-name="T2"> </text:span>el<text:span text:style-name="T2"> </text:span>detalle<text:span text:style-name="T2"> </text:span>en<text:span text:style-name="T2"> </text:span>el<text:span text:style-name="T2"> </text:span>Lis<text:span text:style-name="T2"> </text:span>Contacto<text:span text:style-name="T2"> </text:span>en<text:span text:style-name="T2"> </text:span>el<text:span text:style-name="T2"> </text:span>formulario<text:span text:style-name="T2"> </text:span>listar<text:span text:style-name="T2"> </text:span>persona<text:span text:style-name="T2"> </text:span></text:p>
        </text:list-item>
        <text:list-item>
          <text:p text:style-name="P4">Agregar<text:span text:style-name="T2"> </text:span>una<text:span text:style-name="T2"> </text:span>propiedad<text:span text:style-name="T2"> </text:span>fecha<text:span text:style-name="T2"> </text:span>y<text:span text:style-name="T2"> </text:span>hora<text:span text:style-name="T2"> </text:span>el<text:span text:style-name="T2"> </text:span>la<text:span text:style-name="T2"> </text:span>modificación<text:span text:style-name="T2"> </text:span>de<text:span text:style-name="T2"> </text:span>saldo<text:span text:style-name="T2"> </text:span>y<text:span text:style-name="T2"> </text:span>el<text:span text:style-name="T2"> </text:span>programa<text:span text:style-name="T2"> </text:span>.</text:p>
        </text:list-item>
        <text:list-item>
          <text:p text:style-name="P2"><text:soft-page-break/><text:span text:style-name="T7">Terminar</text:span><text:span text:style-name="T8"> </text:span><text:span text:style-name="T7">el</text:span><text:span text:style-name="T8"> </text:span><text:span text:style-name="T7">modificar</text:span><text:span text:style-name="T8"> </text:span><text:span text:style-name="T7">Saldo</text:span><text:span text:style-name="T8"> </text:span><text:span text:style-name="T7">ç</text:span></text:p>
        </text:list-item>
        <text:list-item>
          <text:p text:style-name="P6">Que<text:span text:style-name="T2"> </text:span>te<text:span text:style-name="T2"> </text:span>muestre<text:span text:style-name="T2"> </text:span>cuando<text:span text:style-name="T2"> </text:span>tenes<text:span text:style-name="T2"> </text:span>2<text:span text:style-name="T2"> </text:span>codigos<text:span text:style-name="T2"> </text:span>de<text:span text:style-name="T2"> </text:span>barra<text:span text:style-name="T2"> </text:span>iguales<text:span text:style-name="T2"> </text:span>al<text:span text:style-name="T2"> </text:span>ingresar<text:span text:style-name="T2"> </text:span>producto</text:p>
        </text:list-item>
        <text:list-item>
          <text:p text:style-name="P6">Implementar<text:span text:style-name="T2"> </text:span>el<text:span text:style-name="T2"> </text:span>mentodo<text:span text:style-name="T2"> </text:span>modificarDir<text:span text:style-name="T2"> </text:span>del<text:span text:style-name="T2"> </text:span>formulario<text:span text:style-name="T2"> </text:span>FrmIn_ListarPersona</text:p>
        </text:list-item>
        <text:list-item>
          <text:p text:style-name="P6">Rebisar<text:span text:style-name="T2"> </text:span>bien<text:span text:style-name="T2"> </text:span>el<text:span text:style-name="T2"> </text:span>calculo<text:span text:style-name="T2"> </text:span>de<text:span text:style-name="T2"> </text:span>descuento<text:span text:style-name="T2"> </text:span>de<text:span text:style-name="T2"> </text:span>factura</text:p>
        </text:list-item>
        <text:list-item>
          <text:p text:style-name="P6">Cuando<text:span text:style-name="T2"> </text:span>se<text:span text:style-name="T2"> </text:span>modifica<text:span text:style-name="T2"> </text:span>el<text:span text:style-name="T2"> </text:span>producto<text:span text:style-name="T2"> </text:span>en<text:span text:style-name="T2"> </text:span>el<text:span text:style-name="T2"> </text:span>movimiento<text:span text:style-name="T2"> </text:span>se<text:span text:style-name="T2"> </text:span>debería<text:span text:style-name="T2"> </text:span>cambiar<text:span text:style-name="T2"> </text:span>el<text:span text:style-name="T2"> </text:span>tipo<text:span text:style-name="T2"> </text:span>de<text:span text:style-name="T2"> </text:span>stok<text:span text:style-name="T2"> </text:span>del<text:span text:style-name="T2"> </text:span>movimi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, 'Times New Roman'" style:font-family-generic="roman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'Arial Unicode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0" fo:widows="0" fo:hyphenation-ladder-count="no-limit" style:vertical-align="baseline" style:writing-mode="lr-tb"/>
      <style:text-properties style:use-window-font-color="true" style:font-name="Calibri" fo:font-size="11pt" fo:language="es" fo:country="ES" style:letter-kerning="true" style:font-name-asian="DejaVu Sans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_28_user_29_" style:class="list">
      <style:paragraph-properties fo:hyphenation-ladder-count="no-limit"/>
      <style:text-properties fo:font-size="12pt" style:font-size-asian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6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Standard_20__28_user_29_" style:display-name="Standard (user)" style:family="paragraph">
      <style:paragraph-properties fo:margin-top="0cm" fo:margin-bottom="0.353cm" fo:line-height="115%" fo:orphans="2" fo:widows="2" fo:hyphenation-ladder-count="no-limit" style:vertical-align="baseline"/>
      <style:text-properties style:use-window-font-color="true" style:font-name="Calibri" fo:font-size="11pt" fo:language="es" fo:country="ES" style:letter-kerning="true" style:font-name-asian="DejaVu Sans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Encabezado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Encabezado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Encabezado3" style:family="paragraph" style:parent-style-name="Standard_20__28_user_29_" style:next-style-name="Subtitle">
      <style:paragraph-properties fo:margin-top="0cm" fo:margin-bottom="0.529cm" fo:line-height="100%" fo:text-align="center" style:justify-single-word="false" fo:hyphenation-ladder-count="no-limit"/>
      <style:text-properties fo:color="#17365d" style:font-name="Cambria" fo:font-size="26pt" fo:letter-spacing="0.009cm" fo:font-weight="bold" style:font-size-asian="26pt" style:font-weight-asian="bold" style:font-name-complex="Cambria" style:font-size-complex="26pt" style:font-weight-complex="bold" fo:hyphenate="false" fo:hyphenation-remain-char-count="2" fo:hyphenation-push-char-count="2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Liberation Sans" fo:font-size="14pt" style:font-size-asian="14pt" style:font-name-complex="DejaVu Sans" style:font-size-complex="14pt" fo:hyphenate="false" fo:hyphenation-remain-char-count="2" fo:hyphenation-push-char-count="2"/>
    </style:style>
    <style:style style:name="Epígrafe1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font-size="12pt" style:font-size-asian="12pt" fo:hyphenate="false" fo:hyphenation-remain-char-count="2" fo:hyphenation-push-char-count="2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Párrafo_20_de_20_lista" style:display-name="Párrafo de lista" style:family="paragraph" style:parent-style-name="Standard_20__28_user_29_">
      <style:paragraph-properties fo:hyphenation-ladder-count="no-limit"/>
      <style:text-properties fo:hyphenate="fals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ítulo_20_Car" style:display-name="Título Car" style:family="text" style:parent-style-name="Fuente_20_de_20_párrafo_20_predeter.1"/>
    <style:style style:name="ListLabel_20_1" style:display-name="ListLabel 1" style:family="text">
      <style:text-properties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y</meta:initial-creator>
    <meta:creation-date>2011-04-18T22:27:00</meta:creation-date>
    <dc:creator>Ary </dc:creator>
    <dc:date>2011-12-14T12:24:27</dc:date>
    <meta:editing-cycles>26</meta:editing-cycles>
    <meta:editing-duration>P1DT47M</meta:editing-duration>
    <meta:generator>LibreOffice/3.4$Linux LibreOffice_project/340m1$Build-402</meta:generator>
    <meta:document-statistic meta:table-count="0" meta:image-count="0" meta:object-count="0" meta:page-count="2" meta:paragraph-count="27" meta:word-count="347" meta:character-count="1839" meta:non-whitespace-character-count="1538"/>
    <meta:user-defined meta:name="Información 1"/>
    <meta:user-defined meta:name="Información 2"/>
    <meta:user-defined meta:name="Información 3"/>
    <meta:user-defined meta:name="Información 4"/>
  </office:meta>
</office:document-meta>
</file>